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1.3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285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text-properties style:font-name="Latin Modern Mono"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end"/>
      <style:text-properties style:font-name="Latin Modern Mono"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style:font-name="Latin Modern Mono" fo:font-size="6pt" style:font-size-asian="6pt" style:font-size-complex="6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Latin Modern Mono" fo:font-size="6pt" style:font-size-asian="6pt" style:font-size-complex="6pt"/>
    </style:style>
    <style:style style:name="T1" style:family="text">
      <style:text-properties style:font-name="Latin Modern Mono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85cm" svg:height="3.4cm" svg:x="4.075cm" svg:y="1.55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custom-shape draw:style-name="gr2" draw:text-style-name="P2" draw:layer="layout" svg:width="0.1cm" svg:height="0.1cm" svg:x="4.707cm" svg:y="1.7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svg:x="5.475cm" svg:y="1.7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svg:x="5.222cm" svg:y="1.7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svg:x="4.968cm" svg:y="1.7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svg:x="4.714cm" svg:y="1.7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svg:x="4.46cm" svg:y="1.7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g>
                  <draw:custom-shape draw:style-name="gr2" draw:text-style-name="P2" draw:layer="layout" svg:width="0.1cm" svg:height="0.1cm" draw:transform="rotate (1.5707963267949) translate (4.19cm 1.82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4.375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2.08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2.337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2.59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2.845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3.09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3.35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3.607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3.86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4.114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4.36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4.19cm 4.62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" draw:text-style-name="P2" draw:layer="layout" svg:width="0.1cm" svg:height="0.1cm" draw:transform="rotate (1.5707963267949) translate (5.714cm 1.82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4.375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2.08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2.337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2.59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2.845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3.09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3.35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3.607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3.86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4.114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4.368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2" draw:layer="layout" svg:width="0.1cm" svg:height="0.1cm" draw:transform="rotate (1.5707963267949) translate (5.714cm 4.622cm)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</draw:g>
            <draw:g>
              <draw:custom-shape draw:style-name="gr2" draw:text-style-name="P2" draw:layer="layout" svg:width="0.1cm" svg:height="0.1cm" svg:x="4.58cm" svg:y="4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1cm" svg:height="0.1cm" svg:x="5.603cm" svg:y="4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1cm" svg:height="0.1cm" svg:x="5.348cm" svg:y="4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1cm" svg:height="0.1cm" svg:x="5.095cm" svg:y="4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1cm" svg:height="0.1cm" svg:x="4.841cm" svg:y="4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1cm" svg:height="0.1cm" svg:x="4.587cm" svg:y="4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1cm" svg:height="0.1cm" svg:x="4.333cm" svg:y="4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3" draw:text-style-name="P4" draw:layer="layout" svg:width="0.836cm" svg:height="0.535cm" svg:x="5.069cm" svg:y="4.028cm">
          <draw:text-box>
            <text:p text:style-name="P3"><text:span text:style-name="T1">Rx</text:span></text:p>
          </draw:text-box>
        </draw:frame>
        <draw:frame draw:style-name="gr3" draw:text-style-name="P5" draw:layer="layout" svg:width="0.836cm" svg:height="0.535cm" svg:x="5.087cm" svg:y="4.282cm">
          <draw:text-box>
            <text:p text:style-name="P3"><text:span text:style-name="T1">Tx</text:span></text:p>
          </draw:text-box>
        </draw:frame>
        <draw:frame draw:style-name="gr3" draw:text-style-name="P4" draw:layer="layout" svg:width="0.836cm" svg:height="0.535cm" svg:x="5.069cm" svg:y="3.774cm">
          <draw:text-box>
            <text:p text:style-name="P3"><text:span text:style-name="T1">RST</text:span></text:p>
          </draw:text-box>
        </draw:frame>
        <draw:frame draw:style-name="gr3" draw:text-style-name="P5" draw:layer="layout" svg:width="0.836cm" svg:height="0.535cm" svg:x="5.069cm" svg:y="3.52cm">
          <draw:text-box>
            <text:p text:style-name="P3"><text:span text:style-name="T1">GND</text:span></text:p>
          </draw:text-box>
        </draw:frame>
        <draw:frame draw:style-name="gr3" draw:text-style-name="P6" draw:layer="layout" svg:width="0.836cm" svg:height="0.535cm" svg:x="5.169cm" svg:y="3.266cm">
          <draw:text-box>
            <text:p text:style-name="P1"><text:span text:style-name="T1">2</text:span></text:p>
          </draw:text-box>
        </draw:frame>
        <draw:frame draw:style-name="gr3" draw:text-style-name="P6" draw:layer="layout" svg:width="0.836cm" svg:height="0.535cm" svg:x="5.169cm" svg:y="3.012cm">
          <draw:text-box>
            <text:p text:style-name="P1"><text:span text:style-name="T1">3</text:span></text:p>
          </draw:text-box>
        </draw:frame>
        <draw:frame draw:style-name="gr3" draw:text-style-name="P4" draw:layer="layout" svg:width="0.836cm" svg:height="0.535cm" svg:x="5.169cm" svg:y="2.758cm">
          <draw:text-box>
            <text:p text:style-name="P1"><text:span text:style-name="T1">4</text:span></text:p>
          </draw:text-box>
        </draw:frame>
        <draw:frame draw:style-name="gr3" draw:text-style-name="P4" draw:layer="layout" svg:width="0.836cm" svg:height="0.535cm" svg:x="5.169cm" svg:y="2.504cm">
          <draw:text-box>
            <text:p text:style-name="P1"><text:span text:style-name="T1">5</text:span></text:p>
          </draw:text-box>
        </draw:frame>
        <draw:frame draw:style-name="gr3" draw:text-style-name="P6" draw:layer="layout" svg:width="0.836cm" svg:height="0.535cm" svg:x="5.169cm" svg:y="2.25cm">
          <draw:text-box>
            <text:p text:style-name="P1"><text:span text:style-name="T1">6</text:span></text:p>
          </draw:text-box>
        </draw:frame>
        <draw:frame draw:style-name="gr3" draw:text-style-name="P6" draw:layer="layout" svg:width="0.836cm" svg:height="0.535cm" svg:x="5.169cm" svg:y="1.996cm">
          <draw:text-box>
            <text:p text:style-name="P1"><text:span text:style-name="T1">7</text:span></text:p>
          </draw:text-box>
        </draw:frame>
        <draw:frame draw:style-name="gr3" draw:text-style-name="P4" draw:layer="layout" svg:width="0.836cm" svg:height="0.535cm" svg:x="5.169cm" svg:y="1.742cm">
          <draw:text-box>
            <text:p text:style-name="P1"><text:span text:style-name="T1">8</text:span></text:p>
          </draw:text-box>
        </draw:frame>
        <draw:frame draw:style-name="gr3" draw:text-style-name="P8" draw:layer="layout" svg:width="0.836cm" svg:height="0.535cm" svg:x="4.069cm" svg:y="4.029cm">
          <draw:text-box>
            <text:p text:style-name="P7"><text:span text:style-name="T1">GND</text:span></text:p>
          </draw:text-box>
        </draw:frame>
        <draw:frame draw:style-name="gr3" draw:text-style-name="P5" draw:layer="layout" svg:width="0.836cm" svg:height="0.535cm" svg:x="4.087cm" svg:y="4.283cm">
          <draw:text-box>
            <text:p text:style-name="P7"><text:span text:style-name="T1">RAW</text:span></text:p>
          </draw:text-box>
        </draw:frame>
        <draw:frame draw:style-name="gr3" draw:text-style-name="P8" draw:layer="layout" svg:width="0.836cm" svg:height="0.535cm" svg:x="4.069cm" svg:y="3.775cm">
          <draw:text-box>
            <text:p text:style-name="P7"><text:span text:style-name="T1">RST</text:span></text:p>
          </draw:text-box>
        </draw:frame>
        <draw:frame draw:style-name="gr3" draw:text-style-name="P8" draw:layer="layout" svg:width="0.836cm" svg:height="0.535cm" svg:x="4.069cm" svg:y="3.521cm">
          <draw:text-box>
            <text:p text:style-name="P7"><text:span text:style-name="T1">VCC</text:span></text:p>
          </draw:text-box>
        </draw:frame>
        <draw:frame draw:style-name="gr3" draw:text-style-name="P8" draw:layer="layout" svg:width="0.836cm" svg:height="0.535cm" svg:x="4.069cm" svg:y="3.013cm">
          <draw:text-box>
            <text:p text:style-name="P7"><text:span text:style-name="T1">A2</text:span></text:p>
          </draw:text-box>
        </draw:frame>
        <draw:frame draw:style-name="gr3" draw:text-style-name="P8" draw:layer="layout" svg:width="0.836cm" svg:height="0.535cm" svg:x="4.069cm" svg:y="2.759cm">
          <draw:text-box>
            <text:p text:style-name="P7"><text:span text:style-name="T1">A1</text:span></text:p>
          </draw:text-box>
        </draw:frame>
        <draw:frame draw:style-name="gr3" draw:text-style-name="P4" draw:layer="layout" svg:width="0.836cm" svg:height="0.535cm" svg:x="4.069cm" svg:y="2.505cm">
          <draw:text-box>
            <text:p text:style-name="P7"><text:span text:style-name="T1">A0</text:span></text:p>
          </draw:text-box>
        </draw:frame>
        <draw:frame draw:style-name="gr3" draw:text-style-name="P6" draw:layer="layout" svg:width="0.836cm" svg:height="0.535cm" svg:x="4.069cm" svg:y="2.251cm">
          <draw:text-box>
            <text:p text:style-name="P7"><text:span text:style-name="T1">13</text:span></text:p>
          </draw:text-box>
        </draw:frame>
        <draw:frame draw:style-name="gr3" draw:text-style-name="P8" draw:layer="layout" svg:width="0.836cm" svg:height="0.535cm" svg:x="4.069cm" svg:y="1.997cm">
          <draw:text-box>
            <text:p text:style-name="P7"><text:span text:style-name="T1">12</text:span></text:p>
          </draw:text-box>
        </draw:frame>
        <draw:frame draw:style-name="gr3" draw:text-style-name="P8" draw:layer="layout" svg:width="0.836cm" svg:height="0.535cm" svg:x="4.069cm" svg:y="1.743cm">
          <draw:text-box>
            <text:p text:style-name="P7"><text:span text:style-name="T1">11</text:span></text:p>
          </draw:text-box>
        </draw:frame>
        <draw:frame draw:style-name="gr3" draw:text-style-name="P8" draw:layer="layout" svg:width="0.836cm" svg:height="0.535cm" svg:x="4.069cm" svg:y="3.267cm">
          <draw:text-box>
            <text:p text:style-name="P7"><text:span text:style-name="T1">A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11T22:18:03.488039733</dc:date>
    <dc:creator>Dirk Schanz</dc:creator>
    <meta:editing-duration>PT3H20M1S</meta:editing-duration>
    <meta:editing-cycles>33</meta:editing-cycles>
    <meta:generator>LibreOffice/6.0.3.2$Linux_X86_64 LibreOffice_project/00m0$Build-2</meta:generator>
    <meta:document-statistic meta:object-count="70"/>
  </office:meta>
</office:document-meta>
</file>